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/>
      <style:paragraph-properties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9"/>
        <table:table-row table:style-name="ro1"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Tamanho(Bytes)</text:p>
          </table:table-cell>
          <table:table-cell table:number-columns-repeated="3"/>
          <table:table-cell table:style-name="ce8" office:value-type="string" calcext:value-type="string">
            <text:p>S(FER,a)</text:p>
          </table:table-cell>
          <table:table-cell table:style-name="ce8" office:value-type="string" calcext:value-type="string">
            <text:p>S = R/C (R=débitorecebido, bit/s)</text:p>
          </table:table-cell>
          <table:table-cell/>
          <table:table-cell table:style-name="Default" office:value-type="string" calcext:value-type="string">
            <text:p>a = Tprop/Tf</text:p>
          </table:table-cell>
        </table:table-row>
        <table:table-row table:style-name="ro1">
          <table:table-cell table:style-name="ce2" office:value-type="string" calcext:value-type="string">
            <text:p>pinguim.gif </text:p>
          </table:table-cell>
          <table:table-cell table:style-name="ce6" office:value-type="float" office:value="10968" calcext:value-type="float">
            <text:p>10968</text:p>
          </table:table-cell>
          <table:table-cell table:number-columns-repeated="4"/>
          <table:table-cell office:value-type="string" calcext:value-type="string">
            <text:p>S =(1-FER)/(1+2*a)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FER</text:p>
          </table:table-cell>
          <table:table-cell table:style-name="ce3" office:value-type="string" calcext:value-type="string" table:number-columns-spanned="1" table:number-rows-spanned="2">
            <text:p>T_prop (ms)</text:p>
          </table:table-cell>
          <table:table-cell table:style-name="ce3" office:value-type="string" calcext:value-type="string" table:number-columns-spanned="1" table:number-rows-spanned="2">
            <text:p>C (Débito da Ligação)</text:p>
          </table:table-cell>
          <table:table-cell table:style-name="ce3" office:value-type="string" calcext:value-type="string" table:number-columns-spanned="1" table:number-rows-spanned="2">
            <text:p>Tamanho Trama I</text:p>
          </table:table-cell>
          <table:table-cell table:style-name="ce3" office:value-type="string" calcext:value-type="string" table:number-columns-spanned="4" table:number-rows-spanned="1">
            <text:p>Tempos de transmição do Ficheiro </text:p>
          </table:table-cell>
          <table:covered-table-cell table:number-columns-repeated="3" table:style-name="ce1"/>
          <table:table-cell table:style-name="ce1"/>
        </table:table-row>
        <table:table-row table:style-name="ro1">
          <table:covered-table-cell table:style-name="ce4"/>
          <table:covered-table-cell table:style-name="ce7"/>
          <table:covered-table-cell table:number-columns-repeated="2" table:style-name="ce1"/>
          <table:table-cell table:style-name="ce1" office:value-type="string" calcext:value-type="string">
            <text:p>Tf1</text:p>
          </table:table-cell>
          <table:table-cell table:style-name="ce1" office:value-type="string" calcext:value-type="string">
            <text:p>Tf2</text:p>
          </table:table-cell>
          <table:table-cell table:style-name="ce1" office:value-type="string" calcext:value-type="string">
            <text:p>Tf3</text:p>
          </table:table-cell>
          <table:table-cell table:style-name="ce1" office:value-type="string" calcext:value-type="string">
            <text:p>Tf(média)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3"/>
          <table:table-cell table:style-name="ce9"/>
          <table:table-cell table:formula="of:=[.B6]/[.H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4"/>
          <table:table-cell table:formula="of:=[.B7]/[.H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4"/>
          <table:table-cell table:formula="of:=[.B8]/[.H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B9]/[.H10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B10]/[.H1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3"/>
          <table:table-cell table:style-name="ce9" table:formula="of:=([.E12]+[.F12]+[.G12])/3" office:value-type="float" office:value="0" calcext:value-type="float">
            <text:p>0</text:p>
          </table:table-cell>
          <table:table-cell table:formula="of:=[.B11]/[.H12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office:value-type="float" office:value="30" calcext:value-type="float">
            <text:p>3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4"/>
          <table:table-cell table:formula="of:=[.B12]/[.H13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4"/>
          <table:table-cell table:formula="of:=[.B13]/[.H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B14]/[.H15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B15]/[.H16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3"/>
          <table:table-cell table:style-name="ce9" table:formula="of:=([.E17]+[.F17]+[.G17])/3" office:value-type="float" office:value="0" calcext:value-type="float">
            <text:p>0</text:p>
          </table:table-cell>
          <table:table-cell table:formula="of:=[.B16]/[.H17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4"/>
          <table:table-cell table:formula="of:=[.B17]/[.H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style-name="ce1" table:number-columns-repeated="4"/>
          <table:table-cell table:formula="of:=[.B18]/[.H19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B19]/[.H20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B20]/[.H21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9200" calcext:value-type="float">
            <text:p>19200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formula="of:=[.B21]/[.H22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3"/>
          <table:table-cell table:style-name="ce9" table:formula="of:=([.E25]+[.F25]+[.G25])/3" office:value-type="float" office:value="0" calcext:value-type="float">
            <text:p>0</text:p>
          </table:table-cell>
          <table:table-cell table:formula="of:=[.B25]/[.H2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4"/>
          <table:table-cell table:formula="of:=[.B26]/[.H2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4"/>
          <table:table-cell table:formula="of:=[.B27]/[.H2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B28]/[.H28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B29]/[.H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3"/>
          <table:table-cell table:style-name="ce9" table:formula="of:=([.E30]+[.F30]+[.G30])/3" office:value-type="float" office:value="0" calcext:value-type="float">
            <text:p>0</text:p>
          </table:table-cell>
          <table:table-cell table:formula="of:=[.B30]/[.H30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office:value-type="float" office:value="30" calcext:value-type="float">
            <text:p>3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4"/>
          <table:table-cell table:formula="of:=[.B31]/[.H31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4"/>
          <table:table-cell table:formula="of:=[.B32]/[.H3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B33]/[.H33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B34]/[.H34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3"/>
          <table:table-cell table:style-name="ce9" table:formula="of:=([.E35]+[.F35]+[.G35])/3" office:value-type="float" office:value="0" calcext:value-type="float">
            <text:p>0</text:p>
          </table:table-cell>
          <table:table-cell table:formula="of:=[.B35]/[.H35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4"/>
          <table:table-cell table:formula="of:=[.B36]/[.H3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style-name="ce1" table:number-columns-repeated="4"/>
          <table:table-cell table:formula="of:=[.B37]/[.H37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B38]/[.H38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B39]/[.H39]" office:value-type="string" office:string-value="" calcext:value-type="error">
            <text:p>#DIV/0!</text:p>
          </table:table-cell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38400" calcext:value-type="float">
            <text:p>38400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formula="of:=[.B40]/[.H40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23:00:09.582356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9:22:56.874039689</meta:creation-date>
    <dc:date>2017-11-05T23:53:23.782278389</dc:date>
    <meta:editing-duration>PT19M58S</meta:editing-duration>
    <meta:editing-cycles>4</meta:editing-cycles>
    <meta:generator>LibreOffice/5.1.6.2$Linux_X86_64 LibreOffice_project/10m0$Build-2</meta:generator>
    <meta:document-statistic meta:table-count="1" meta:cell-count="183" meta:object-count="0"/>
  </office:meta>
</office:document-meta>
</file>